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942cm" fo:min-width="27.44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4" style:family="text">
      <style:text-properties style:text-position="0% 100%" fo:font-size="12pt" style:text-underline-style="solid" style:text-underline-type="double" style:text-underline-width="auto" style:text-underline-color="font-color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2.192cm" draw:transform="skewX (0.00261799387799149) translate (0.032cm 0cm)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4cm" svg:height="1.32cm" svg:x="4.84cm" svg:y="4.04cm">
          <draw:text-box>
            <text:p text:style-name="P2"><text:span text:style-name="T1">Electric utility</text:span></text:p>
          </draw:text-box>
        </draw:frame>
        <draw:custom-shape draw:style-name="gr3" draw:text-style-name="P5" xml:id="id2" draw:id="id2" draw:layer="layout" svg:width="1.905cm" svg:height="0.889cm" svg:x="5.161cm" svg:y="8.537cm">
          <text:p text:style-name="P4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6.11cm" svg:y1="5.36cm" svg:x2="6.114cm" svg:y2="8.537cm" draw:start-shape="id1" draw:start-glue-point="2" draw:end-shape="id2" draw:end-glue-point="4" svg:d="M6110 5360v1588h4v1589" svg:viewBox="0 0 5 3178">
          <text:p/>
        </draw:connector>
        <draw:custom-shape draw:style-name="gr3" draw:text-style-name="P5" xml:id="id3" draw:id="id3" draw:layer="layout" svg:width="1.905cm" svg:height="0.889cm" svg:x="5.137cm" svg:y="10.849cm">
          <text:p text:style-name="P4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2.111cm" svg:height="0.889cm" svg:x="9.166cm" svg:y="10.852cm">
          <text:p text:style-name="P4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2.221cm" svg:height="0.889cm" svg:x="7.993cm" svg:y="8.545cm">
          <text:p text:style-name="P4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6.114cm" svg:y1="9.426cm" svg:x2="6.09cm" svg:y2="10.849cm" draw:start-shape="id2" draw:start-glue-point="8" draw:end-shape="id3" draw:end-glue-point="4" svg:d="M6114 9426v711h-24v712" svg:viewBox="0 0 25 1424">
          <text:p/>
        </draw:connector>
        <draw:connector draw:style-name="gr7" draw:text-style-name="P6" draw:layer="layout" svg:x1="9.166cm" svg:y1="11.296cm" svg:x2="7.042cm" svg:y2="11.293cm" draw:start-shape="id4" draw:start-glue-point="6" draw:end-shape="id3" draw:end-glue-point="10" svg:d="M9166 11296h-1062v-3h-1062" svg:viewBox="0 0 2125 4">
          <text:p/>
        </draw:connector>
        <draw:connector draw:style-name="gr7" draw:text-style-name="P6" draw:layer="layout" svg:x1="9.104cm" svg:y1="9.434cm" svg:x2="6.763cm" svg:y2="10.979cm" draw:start-shape="id5" draw:start-glue-point="8" draw:end-shape="id3" draw:end-glue-point="11" svg:d="M9104 9434v707h-2341v838" svg:viewBox="0 0 2342 1546">
          <text:p/>
        </draw:connector>
        <draw:frame draw:style-name="gr2" draw:text-style-name="P3" xml:id="id6" draw:id="id6" draw:layer="layout" svg:width="2.54cm" svg:height="1.32cm" svg:x="11.895cm" svg:y="8.332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1.895cm" svg:y1="8.992cm" svg:x2="10.214cm" svg:y2="8.989cm" draw:start-shape="id6" draw:start-glue-point="3" draw:end-shape="id5" draw:end-glue-point="10" svg:d="M11895 8992h-840v-3h-841" svg:viewBox="0 0 1682 4">
          <text:p/>
        </draw:connector>
        <draw:frame draw:style-name="gr2" draw:text-style-name="P3" xml:id="id7" draw:id="id7" draw:layer="layout" svg:width="2.54cm" svg:height="1.32cm" svg:x="11.652cm" svg:y="1.41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1.652cm" svg:y1="2.07cm" svg:x2="10.968cm" svg:y2="10.982cm" draw:start-shape="id7" draw:start-glue-point="3" draw:end-shape="id4" draw:end-glue-point="11" svg:d="M11652 2070h-684v8912" svg:viewBox="0 0 685 8913">
          <text:p/>
        </draw:connector>
        <draw:custom-shape draw:style-name="gr3" draw:text-style-name="P5" xml:id="id8" draw:id="id8" draw:layer="layout" svg:width="1.905cm" svg:height="0.889cm" svg:x="15.581cm" svg:y="6.064cm">
          <text:p text:style-name="P4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.111cm" svg:height="0.889cm" svg:x="15.492cm" svg:y="8.366cm">
          <text:p text:style-name="P4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6.534cm" svg:y1="6.953cm" svg:x2="16.548cm" svg:y2="8.366cm" draw:start-shape="id8" draw:start-glue-point="8" draw:end-shape="id9" draw:end-glue-point="4" svg:d="M16534 6953v706h14v707" svg:viewBox="0 0 15 1414">
          <text:p/>
        </draw:connector>
        <draw:frame draw:style-name="gr2" draw:text-style-name="P3" xml:id="id10" draw:id="id10" draw:layer="layout" svg:width="2.54cm" svg:height="1.32cm" svg:x="18.527cm" svg:y="5.85cm">
          <draw:text-box>
            <text:p text:style-name="P2"><text:span text:style-name="T1">Natural Gas</text:span></text:p>
          </draw:text-box>
        </draw:frame>
        <draw:connector draw:style-name="gr8" draw:text-style-name="P6" draw:layer="layout" svg:x1="18.527cm" svg:y1="6.51cm" svg:x2="17.486cm" svg:y2="6.508cm" draw:start-shape="id10" draw:start-glue-point="3" draw:end-shape="id8" draw:end-glue-point="10" svg:d="M18527 6510h-520v-2h-521" svg:viewBox="0 0 1042 3">
          <text:p/>
        </draw:connector>
        <draw:connector draw:style-name="gr9" draw:text-style-name="P6" draw:layer="layout" svg:x1="5.44cm" svg:y1="8.667cm" svg:x2="4.548cm" svg:y2="8.255cm" draw:start-shape="id2" draw:start-glue-point="5" draw:end-shape="id11" draw:end-glue-point="10" svg:d="M5440 8667v-412h-892" svg:viewBox="0 0 893 413">
          <text:p/>
        </draw:connector>
        <draw:connector draw:style-name="gr9" draw:text-style-name="P6" draw:layer="layout" draw:line-skew="0.104cm" svg:x1="13.165cm" svg:y1="8.332cm" svg:x2="15.86cm" svg:y2="6.823cm" draw:start-shape="id6" draw:start-glue-point="0" draw:end-shape="id8" draw:end-glue-point="7" svg:d="M13165 8332v-585h2695v-924" svg:viewBox="0 0 2696 1510">
          <text:p/>
        </draw:connector>
        <draw:frame draw:style-name="gr2" draw:text-style-name="P3" xml:id="id13" draw:id="id13" draw:layer="layout" svg:width="2.54cm" svg:height="1.32cm" svg:x="23.128cm" svg:y="1.808cm">
          <draw:text-box>
            <text:p text:style-name="P2"><text:span text:style-name="T1">Trash</text:span></text:p>
          </draw:text-box>
        </draw:frame>
        <draw:connector draw:style-name="gr9" draw:text-style-name="P6" draw:layer="layout" svg:x1="7.38cm" svg:y1="4.7cm" svg:x2="16.534cm" svg:y2="6.064cm" draw:start-shape="id1" draw:start-glue-point="1" draw:end-shape="id8" draw:end-glue-point="4" svg:d="M7380 4700h9154v1364" svg:viewBox="0 0 9155 1365">
          <text:p/>
        </draw:connector>
        <draw:connector draw:style-name="gr9" draw:text-style-name="P6" draw:layer="layout" svg:x1="6.11cm" svg:y1="4.04cm" svg:x2="17.629cm" svg:y2="3.539cm" draw:start-shape="id1" draw:start-glue-point="0" draw:end-shape="id12" draw:end-glue-point="6" svg:d="M6110 4040v-526h6395v25h5124" svg:viewBox="0 0 11520 527">
          <text:p/>
        </draw:connector>
        <draw:connector draw:style-name="gr9" draw:text-style-name="P6" draw:layer="layout" draw:line-skew="-0.184cm" svg:x1="14.192cm" svg:y1="2.07cm" svg:x2="15.492cm" svg:y2="8.81cm" draw:start-shape="id7" draw:start-glue-point="1" draw:end-shape="id9" draw:end-glue-point="6" svg:d="M14192 2070h466v6740h834" svg:viewBox="0 0 1301 6741">
          <text:p/>
        </draw:connector>
        <draw:connector draw:style-name="gr9" draw:text-style-name="P6" draw:layer="layout" svg:x1="23.128cm" svg:y1="2.468cm" svg:x2="20.423cm" svg:y2="3.539cm" draw:start-shape="id13" draw:start-glue-point="3" draw:end-shape="id12" draw:end-glue-point="10" svg:d="M23128 2468h-1352v1071h-1353" svg:viewBox="0 0 2706 1072">
          <text:p/>
        </draw:connector>
        <draw:connector draw:style-name="gr4" draw:text-style-name="P6" draw:layer="layout" svg:x1="24.398cm" svg:y1="3.128cm" svg:x2="24.417cm" svg:y2="4.394cm" draw:start-shape="id13" draw:start-glue-point="2" draw:end-shape="id14" draw:end-glue-point="4" svg:d="M24398 3128v633h19v633" svg:viewBox="0 0 20 1267">
          <text:p/>
        </draw:connector>
        <draw:custom-shape draw:style-name="gr10" draw:text-style-name="P8" xml:id="id14" draw:id="id14" draw:layer="layout" svg:width="2.112cm" svg:height="0.889cm" svg:x="23.361cm" svg:y="4.394cm">
          <text:p text:style-name="P7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5" draw:id="id15" draw:layer="layout" svg:width="2.112cm" svg:height="0.889cm" svg:x="23.361cm" svg:y="6.782cm">
          <text:p text:style-name="P4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4.417cm" svg:y1="5.283cm" svg:x2="24.417cm" svg:y2="6.782cm" draw:start-shape="id14" draw:start-glue-point="8" draw:end-shape="id15" draw:end-glue-point="4" svg:d="M24417 5283v1499" svg:viewBox="0 0 1 1500">
          <text:p/>
        </draw:connector>
        <draw:connector draw:style-name="gr9" draw:text-style-name="P6" draw:layer="layout" svg:x1="12.922cm" svg:y1="1.41cm" svg:x2="19.026cm" svg:y2="2.76cm" draw:start-shape="id7" draw:start-glue-point="0" draw:end-shape="id12" draw:end-glue-point="4" svg:d="M12922 1410v-526h6104v1876" svg:viewBox="0 0 6105 1877">
          <text:p/>
        </draw:connector>
        <draw:connector draw:style-name="gr12" draw:text-style-name="P6" draw:layer="layout" svg:x1="19.026cm" svg:y1="4.318cm" svg:x2="23.361cm" svg:y2="4.838cm" draw:start-shape="id12" draw:start-glue-point="8" draw:end-shape="id14" draw:end-glue-point="6" svg:d="M19026 4318v527h2867v-7h1468" svg:viewBox="0 0 4336 528">
          <text:p/>
        </draw:connector>
        <draw:custom-shape draw:style-name="gr13" draw:text-style-name="P8" xml:id="id11" draw:id="id11" draw:layer="layout" svg:width="3.048cm" svg:height="1.524cm" svg:x="1.5cm" svg:y="7.493cm">
          <text:p text:style-name="P7"><text:span text:style-name="T1">100 W bulb</text:span></text:p>
          <text:p text:style-name="P7"><text:span text:style-name="T3">for 10 hrs</text:span></text:p>
          <text:p text:style-name="P7"><text:span text:style-name="T1">--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2" draw:id="id12" draw:layer="layout" svg:width="2.794cm" svg:height="1.558cm" svg:x="17.629cm" svg:y="2.76cm">
          <text:p text:style-name="P7"><text:span text:style-name="T4">kg CO2</text:span></text:p>
          <text:p text:style-name="P7"><text:span text:style-name="T5">CO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3T10:34:32.903463879</dc:date>
    <dc:creator>Steven Huss-Lederman</dc:creator>
    <meta:editing-duration>PT22H24M16S</meta:editing-duration>
    <meta:editing-cycles>25</meta:editing-cycles>
    <meta:generator>LibreOffice/7.1.8.1$MacOSX_X86_64 LibreOffice_project/e1f30c802c3269a1d052614453f260e49458c82c</meta:generator>
    <meta:document-statistic meta:object-count="34"/>
  </office:meta>
</office:document-meta>
</file>